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draw:auto-grow-height="true" fo:min-height="1.808cm"/>
    </style:style>
    <style:style style:name="pr8" style:family="presentation" style:parent-style-name="TWU_20_Slide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  <style:text-properties fo:color="#ffff00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6pt" style:font-size-complex="26pt"/>
    </style:style>
    <style:style style:name="T2" style:family="text">
      <style:text-properties fo:color="#ffff00" fo:font-size="24pt" style:font-size-asian="26pt" style:font-size-complex="26pt"/>
    </style:style>
    <style:style style:name="T3" style:family="text">
      <style:text-properties fo:font-size="24pt" fo:font-style="italic" style:font-size-asian="26pt" style:font-style-asian="italic" style:font-size-complex="26pt" style:font-style-complex="italic"/>
    </style:style>
    <style:style style:name="T4" style:family="text">
      <style:text-properties fo:color="#23ff23" fo:font-size="24pt" style:font-size-asian="26pt" style:font-size-complex="26pt"/>
    </style:style>
    <style:style style:name="T5" style:family="text">
      <style:text-properties fo:color="#23ff23" style:text-position="0% 100%" fo:font-size="24pt" style:font-size-asian="26pt" style:font-size-complex="26pt"/>
    </style:style>
    <style:style style:name="T6" style:family="text">
      <style:text-properties fo:color="#23ff23" style:text-position="33% 58%" fo:font-size="24pt" style:font-size-asian="26pt" style:font-size-complex="26pt"/>
    </style:style>
    <style:style style:name="T7" style:family="text">
      <style:text-properties style:text-position="0% 100%" fo:font-size="24pt" style:font-size-asian="26pt" style:font-size-complex="26pt"/>
    </style:style>
    <style:style style:name="T8" style:family="text">
      <style:text-properties fo:color="#23ff23" style:text-position="0% 100%" fo:font-family="'DejaVu Sans Condensed'" style:font-style-name="Condensed" style:font-family-generic="swiss" fo:font-size="24pt" style:font-family-asian="'DejaVu Sans Condensed'" style:font-style-name-asian="Condensed" style:font-family-generic-asian="swiss" style:font-size-asian="26pt" style:font-family-complex="'DejaVu Sans Condensed'" style:font-style-name-complex="Condensed" style:font-family-generic-complex="swiss" style:font-size-complex="26pt"/>
    </style:style>
    <style:style style:name="T9" style:family="text">
      <style:text-properties fo:color="#ffff00" style:text-position="0% 100%" fo:font-size="24pt" style:font-size-asian="26pt" style:font-size-complex="26pt"/>
    </style:style>
    <style:style style:name="T10" style:family="text">
      <style:text-properties style:text-position="0% 100%" fo:font-family="'DejaVu Sans Condensed'" style:font-style-name="Condensed" style:font-family-generic="swiss" fo:font-size="24pt" style:font-family-asian="'DejaVu Sans Condensed'" style:font-style-name-asian="Condensed" style:font-family-generic-asian="swiss" style:font-size-asian="24pt" style:font-family-complex="'DejaVu Sans Condensed'" style:font-style-name-complex="Condensed" style:font-family-generic-complex="swiss" style:font-size-complex="24pt"/>
    </style:style>
    <style:style style:name="T11" style:family="text">
      <style:text-properties style:text-position="0% 100%" fo:font-size="24pt" style:font-size-asian="24pt" style:font-size-complex="24pt"/>
    </style:style>
    <style:style style:name="T12" style:family="text">
      <style:text-properties fo:color="#23ff23" style:text-position="0% 100%" fo:font-size="24pt" style:font-size-asian="24pt" style:font-size-complex="24pt"/>
    </style:style>
    <style:style style:name="T13" style:family="text">
      <style:text-properties fo:color="#23ff23" style:text-position="33% 58%" fo:font-size="24pt" style:font-size-asian="24pt" style:font-size-complex="24pt"/>
    </style:style>
    <style:style style:name="T14" style:family="text">
      <style:text-properties fo:color="#cfe7f5" style:text-position="0% 100%" fo:font-size="24pt" style:font-size-asian="22pt" style:font-size-complex="22pt"/>
    </style:style>
    <style:style style:name="T15" style:family="text">
      <style:text-properties fo:color="#cfe7f5" style:text-position="0% 100%" fo:font-size="22pt" style:font-size-asian="22pt" style:font-size-complex="22pt"/>
    </style:style>
    <style:style style:name="T16" style:family="text">
      <style:text-properties fo:color="#ffff00" style:text-position="0% 100%" fo:font-size="24pt" style:font-size-asian="24pt" style:font-size-complex="24pt"/>
    </style:style>
    <style:style style:name="T17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1" style:family="text">
      <style:text-properties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2" style:family="text">
      <style:text-properties fo:color="#23ff23"/>
    </style:style>
    <style:style style:name="T23" style:family="text">
      <style:text-properties fo:color="#23ff23" style:text-position="-33% 58%"/>
    </style:style>
    <style:style style:name="T24" style:family="text">
      <style:text-properties fo:color="#23ff23" style:text-position="0% 100%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7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8" style:family="text">
      <style:text-properties fo:color="#23ff23" style:text-position="33% 58%"/>
    </style:style>
    <style:style style:name="T29" style:family="text">
      <style:text-properties fo:color="#ffff00" style:text-position="0% 100%"/>
    </style:style>
    <style:style style:name="T30" style:family="text">
      <style:text-properties style:text-position="33% 58%"/>
    </style:style>
    <style:style style:name="T31" style:family="text">
      <style:text-properties style:text-position="-33% 58%"/>
    </style:style>
    <style:style style:name="T32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3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4" style:family="text">
      <style:text-properties fo:color="#23ff23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5" style:family="text">
      <style:text-properties fo:color="#ffff00"/>
    </style:style>
    <style:style style:name="T36" style:family="text">
      <style:text-properties fo:color="#ffff00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7" style:family="text">
      <style:text-properties fo:color="#ffffff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8" style:family="text">
      <style:text-properties fo:color="#ffffff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9" style:family="text">
      <style:text-properties fo:color="#23ff23"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0" style:family="text">
      <style:text-properties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1" style:family="text">
      <style:text-properties fo:color="#ccffff" style:text-position="0% 100%" fo:font-style="italic" style:font-style-asian="italic" style:font-style-complex="italic"/>
    </style:style>
    <style:style style:name="T42" style:family="text">
      <style:text-properties fo:color="#ffff00" style:text-position="33% 58%"/>
    </style:style>
    <style:style style:name="T43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4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5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6" style:family="text">
      <style:text-properties fo:color="#ffff00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7" style:family="text">
      <style:text-properties fo:color="#ffff00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8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9" style:family="text">
      <style:text-properties fo:color="#ccffff" style:text-position="0% 100%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font-family="'DejaVu Sans Condensed'" style:font-style-name="Condensed" style:font-family-generic="swiss" fo:font-size="22pt" style:font-family-asian="'DejaVu Sans Condensed'" style:font-style-name-asian="Condensed" style:font-family-generic-asian="swiss" style:font-size-asian="22pt" style:font-family-complex="'DejaVu Sans Condensed'" style:font-style-name-complex="Condensed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midterm exam ch1-4</presentation:footer-decl>
      <presentation:footer-decl presentation:name="ftr2">CMPTxxxx</presentation:footer-decl>
      <presentation:date-time-decl presentation:name="dtd1" presentation:source="fixed">2 Oct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Exam 1: ch1-4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 Oct 2012</text:p>
            <text:p text:style-name="P1">CMPT231</text:p>
            <text:p text:style-name="P1">Dr. Sean Ho</text:p>
            <text:p text:style-name="P1">Trinity Western University</text:p>
          </draw:text-box>
        </draw:frame>
        <draw:custom-shape draw:style-name="gr1" draw:text-style-name="P2" draw:layer="layout" svg:width="8.89cm" svg:height="3.81cm" svg:x="18.415cm" svg:y="8.255cm">
          <text:p text:style-name="P2">Exam first until 14:30</text:p>
          <text:p text:style-name="P2">Open book, paper notes</text:p>
          <text:p text:style-name="P2">No electronic devices</text:p>
          <text:p text:style-name="P2">Please show your work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1: 40pts</text:p>
          </draw:text-box>
        </draw:frame>
        <draw:frame presentation:style-name="pr5" draw:layer="layout" svg:width="25.958cm" svg:height="16.013cm" svg:x="1.072cm" svg:y="3.039cm" presentation:class="outline" presentation:user-transformed="true">
          <draw:text-box>
            <text:list text:style-name="L2">
              <text:list-item>
                <text:p><text:span text:style-name="T1">Illustrate the </text:span><text:span text:style-name="T2">maximum subarray</text:span><text:span text:style-name="T1"> algorithm </text:span><text:span text:style-name="T3">(p.72)</text:span><text:span text:style-name="T1"><text:line-break/></text:span><text:span text:style-name="T1">on this 12-item array: [ </text:span><text:span text:style-name="T4">8</text:span><text:span text:style-name="T1">, </text:span><text:span text:style-name="T4">-3</text:span><text:span text:style-name="T1">, </text:span><text:span text:style-name="T4">-2</text:span><text:span text:style-name="T1">, </text:span><text:span text:style-name="T4">-2</text:span><text:span text:style-name="T1">, </text:span><text:span text:style-name="T4">3</text:span><text:span text:style-name="T1">, </text:span><text:span text:style-name="T4">1</text:span><text:span text:style-name="T1">, </text:span><text:span text:style-name="T4">5</text:span><text:span text:style-name="T1">, </text:span><text:span text:style-name="T4">-3</text:span><text:span text:style-name="T1">, </text:span><text:span text:style-name="T4">-3</text:span><text:span text:style-name="T1">, </text:span><text:span text:style-name="T4">2</text:span><text:span text:style-name="T1">, </text:span><text:span text:style-name="T4">2</text:span><text:span text:style-name="T1">, </text:span><text:span text:style-name="T4">-1</text:span><text:span text:style-name="T1">]</text:span></text:p>
              </text:list-item>
              <text:list-item>
                <text:p><text:span text:style-name="T1">Prove from </text:span><text:span text:style-name="T2">definition</text:span><text:span text:style-name="T1">: </text:span><text:span text:style-name="T5">n</text:span><text:span text:style-name="T6">2</text:span><text:span text:style-name="T5"> + 2n lg n</text:span><text:span text:style-name="T7"> = </text:span><text:span text:style-name="T8">Θ</text:span><text:span text:style-name="T5">(n</text:span><text:span text:style-name="T6">2</text:span><text:span text:style-name="T5">)</text:span></text:p>
              </text:list-item>
              <text:list-item>
                <text:p><text:span text:style-name="T9">Find</text:span><text:span text:style-name="T7"> functions </text:span><text:span text:style-name="T5">f,g ≥ 0</text:span><text:span text:style-name="T7"> so that </text:span><text:span text:style-name="T5">f ≠ O(g)</text:span><text:span text:style-name="T7"> and </text:span><text:span text:style-name="T5">g ≠ O(f)</text:span><text:span text:style-name="T7"> (prove)</text:span></text:p>
              </text:list-item>
              <text:list-item>
                <text:p><text:span text:style-name="T7">Solve the following </text:span><text:span text:style-name="T9">recurrence</text:span><text:span text:style-name="T7"> (with proof) (T(1) = </text:span><text:span text:style-name="T10">Θ</text:span><text:span text:style-name="T11">(1)):</text:span></text:p>
                <text:list>
                  <text:list-item>
                    <text:list>
                      <text:list-item>
                        <text:p><text:span text:style-name="T11">T(n) = </text:span><text:span text:style-name="T12">2T(n/3) </text:span><text:span text:style-name="T11">+ </text:span><text:span text:style-name="T10">Θ</text:span><text:span text:style-name="T11">(</text:span><text:span text:style-name="T12">lg(n</text:span><text:span text:style-name="T13">2</text:span><text:span text:style-name="T12">)</text:span><text:span text:style-name="T11">)</text:span></text:p>
                      </text:list-item>
                    </text:list>
                  </text:list-item>
                </text:list>
              </text:list-item>
              <text:list-item>
                <text:p><text:span text:style-name="T7">Consider the following pseudocod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4">fib(n):</text:span></text:p>
                            <text:list>
                              <text:list-item>
                                <text:p><text:span text:style-name="T15">if n ≤ 2: return 1</text:span></text:p>
                              </text:list-item>
                              <text:list-item>
                                <text:p><text:span text:style-name="T15">else: return fib(n-1) + fib(n-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Write a </text:span><text:span text:style-name="T16">recurrence</text:span><text:span text:style-name="T11"> for its complexity</text:span></text:p>
                  </text:list-item>
                  <text:list-item>
                    <text:p><text:span text:style-name="T16">Solve</text:span><text:span text:style-name="T11"> the recurrence </text:span><text:span text:style-name="T17">(hint: p.60 Eq 3.25)</text:span></text:p>
                  </text:list-item>
                  <text:list-item>
                    <text:p><text:span text:style-name="T11">Re-</text:span><text:span text:style-name="T16">implement</text:span><text:span text:style-name="T11"> the function to perform in </text:span><text:span text:style-name="T8">Θ</text:span><text:span text:style-name="T5">(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Exam 1: solutions #1 (6pts)</text:p>
          </draw:text-box>
        </draw:frame>
        <draw:custom-shape draw:style-name="gr3" draw:text-style-name="P2" draw:layer="layout" svg:width="26.67cm" svg:height="1.27cm" svg:x="0.635cm" svg:y="3.81cm">
          <text:p><text:span text:style-name="T18">8</text:span><text:span text:style-name="T18"><text:tab/></text:span><text:span text:style-name="T18">-3</text:span><text:span text:style-name="T18"><text:tab/></text:span><text:span text:style-name="T18"><text:tab/></text:span><text:span text:style-name="T18">-2</text:span><text:span text:style-name="T18"><text:tab/></text:span><text:span text:style-name="T18"><text:tab/></text:span><text:span text:style-name="T18">-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5</text:span><text:span text:style-name="T18"><text:tab/></text:span><text:span text:style-name="T18">-3</text:span><text:span text:style-name="T18"><text:tab/></text:span><text:span text:style-name="T18"><text:tab/></text:span><text:span text:style-name="T18">-3</text:span><text:span text:style-name="T18"><text:tab/></text:span><text:span text:style-name="T18"><text:tab/></text:span><text:span text:style-name="T18">2</text:span><text:span text:style-name="T18"><text:tab/></text:span><text:span text:style-name="T18">2</text:span><text:span text:style-name="T18"><text:tab/></text:span><text:span text:style-name="T18"><text:tab/></text:span><text:span text:style-name="T18">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1.27cm" svg:x="0.635cm" svg:y="7.15cm">
          <text:p text:style-name="P2"><text:span text:style-name="T18">(8)=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81cm" svg:height="1.27cm" svg:x="0.635cm" svg:y="7.15cm">
          <text:p text:style-name="P2"><text:span text:style-name="T18">(8)=</text:span><text:span text:style-name="T1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3.81cm" svg:height="1.27cm" svg:x="2.875cm" svg:y="10.407cm">
          <text:p text:style-name="P2"><text:span text:style-name="T18">(8)=</text:span><text:span text:style-name="T1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3" draw:id="id13" draw:layer="layout" svg:width="3.81cm" svg:height="1.27cm" svg:x="5.75cm" svg:y="13.499cm">
          <text:p text:style-name="P2"><text:span text:style-name="T18">(8)=</text:span><text:span text:style-name="T1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1.905cm" svg:height="1.27cm" svg:x="5.08cm" svg:y="7.15cm">
          <text:p text:style-name="P2"><text:span text:style-name="T19">-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3.81cm" svg:height="1.27cm" svg:x="7.62cm" svg:y="7.15cm">
          <text:p text:style-name="P2"><text:span text:style-name="T18">(3)=</text:span><text:span text:style-name="T1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1.27cm" svg:height="1.27cm" svg:x="12.1cm" svg:y="7.15cm">
          <text:p text:style-name="P2"><text:span text:style-name="T1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115cm" svg:height="1.27cm" svg:x="14.1cm" svg:y="7.15cm">
          <text:p text:style-name="P2"><text:span text:style-name="T18">(5)=</text:span><text:span text:style-name="T1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4.115cm" svg:height="1.27cm" svg:x="15.94cm" svg:y="10.407cm">
          <text:p text:style-name="P2"><text:span text:style-name="T18">(5)=</text:span><text:span text:style-name="T1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4.115cm" svg:height="1.27cm" svg:x="19.085cm" svg:y="13.499cm">
          <text:p text:style-name="P2"><text:span text:style-name="T18">(5)=</text:span><text:span text:style-name="T1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1.905cm" svg:height="1.27cm" svg:x="18.45cm" svg:y="7.15cm">
          <text:p text:style-name="P2"><text:span text:style-name="T19">-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4.445cm" svg:height="1.27cm" svg:x="20.655cm" svg:y="7.15cm">
          <text:p text:style-name="P2"><text:span text:style-name="T18">2+2=</text:span><text:span text:style-name="T1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1.905cm" svg:height="1.27cm" svg:x="25.4cm" svg:y="7.15cm">
          <text:p text:style-name="P2"><text:span text:style-name="T19">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.68cm" svg:height="1.27cm" svg:x="8.425cm" svg:y="10.407cm">
          <text:p text:style-name="P2"><text:span text:style-name="T18">3+1=</text:span><text:span text:style-name="T1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" draw:id="id11" draw:layer="layout" svg:width="4.445cm" svg:height="1.27cm" svg:x="22.131cm" svg:y="10.407cm">
          <text:p text:style-name="P2"><text:span text:style-name="T18">2+2=</text:span><text:span text:style-name="T1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5" draw:id="id15" draw:layer="layout" svg:width="14.605cm" svg:height="1.27cm" svg:x="7.115cm" svg:y="16.64cm">
          <text:p text:style-name="P2"><text:span text:style-name="T18">8 -3 -2 -2 +3 +1 +5 = </text:span><text:span text:style-name="T19">10</text:span><text:span text:style-name="T18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.27cm" svg:y1="5.08cm" svg:x2="1.905cm" svg:y2="6.985cm">
          <text:p/>
        </draw:line>
        <draw:line draw:style-name="gr4" draw:text-style-name="P2" draw:layer="layout" svg:x1="3.175cm" svg:y1="5.08cm" svg:x2="2.54cm" svg:y2="6.985cm">
          <text:p/>
        </draw:line>
        <draw:line draw:style-name="gr4" draw:text-style-name="P2" draw:layer="layout" svg:x1="5.715cm" svg:y1="5.08cm" svg:x2="5.715cm" svg:y2="6.985cm">
          <text:p/>
        </draw:line>
        <draw:line draw:style-name="gr4" draw:text-style-name="P2" draw:layer="layout" svg:x1="8.255cm" svg:y1="5.08cm" svg:x2="9.525cm" svg:y2="6.985cm">
          <text:p/>
        </draw:line>
        <draw:line draw:style-name="gr4" draw:text-style-name="P2" draw:layer="layout" svg:x1="10.16cm" svg:y1="5.08cm" svg:x2="10.16cm" svg:y2="6.985cm">
          <text:p/>
        </draw:line>
        <draw:line draw:style-name="gr4" draw:text-style-name="P2" draw:layer="layout" svg:x1="12.7cm" svg:y1="5.08cm" svg:x2="12.7cm" svg:y2="6.985cm">
          <text:p/>
        </draw:line>
        <draw:line draw:style-name="gr4" draw:text-style-name="P2" draw:layer="layout" svg:x1="15.24cm" svg:y1="5.08cm" svg:x2="15.875cm" svg:y2="6.985cm">
          <text:p/>
        </draw:line>
        <draw:line draw:style-name="gr4" draw:text-style-name="P2" draw:layer="layout" svg:x1="17.145cm" svg:y1="5.08cm" svg:x2="16.51cm" svg:y2="6.985cm">
          <text:p/>
        </draw:line>
        <draw:line draw:style-name="gr4" draw:text-style-name="P2" draw:layer="layout" svg:x1="19.35cm" svg:y1="5.08cm" svg:x2="19.35cm" svg:y2="6.985cm">
          <text:p/>
        </draw:line>
        <draw:line draw:style-name="gr4" draw:text-style-name="P2" draw:layer="layout" svg:x1="21.59cm" svg:y1="5.08cm" svg:x2="21.59cm" svg:y2="6.985cm">
          <text:p/>
        </draw:line>
        <draw:line draw:style-name="gr4" draw:text-style-name="P2" draw:layer="layout" svg:x1="22.89cm" svg:y1="5.081cm" svg:x2="22.89cm" svg:y2="6.986cm">
          <text:p/>
        </draw:line>
        <draw:line draw:style-name="gr4" draw:text-style-name="P2" draw:layer="layout" svg:x1="25.99cm" svg:y1="5.082cm" svg:x2="25.99cm" svg:y2="6.987cm">
          <text:p/>
        </draw:line>
        <draw:connector draw:style-name="gr4" draw:text-style-name="P2" draw:layer="layout" draw:type="line" svg:x1="2.54cm" svg:y1="8.42cm" svg:x2="4.78cm" svg:y2="10.407cm" draw:start-shape="id1" draw:start-glue-point="2" draw:end-shape="id2" draw:end-glue-point="0" svg:d="m2540 8420 2240 1987">
          <text:p/>
        </draw:connector>
        <draw:connector draw:style-name="gr4" draw:text-style-name="P2" draw:layer="layout" draw:type="line" svg:x1="6.032cm" svg:y1="8.42cm" svg:x2="4.78cm" svg:y2="10.407cm" draw:start-shape="id3" draw:start-glue-point="2" draw:end-shape="id2" draw:end-glue-point="0" svg:d="m6032 8420-1252 1987">
          <text:p/>
        </draw:connector>
        <draw:connector draw:style-name="gr4" draw:text-style-name="P2" draw:layer="layout" draw:type="line" svg:x1="9.525cm" svg:y1="8.42cm" svg:x2="10.765cm" svg:y2="10.407cm" draw:start-shape="id4" draw:start-glue-point="2" draw:end-shape="id5" draw:end-glue-point="0" svg:d="m9525 8420 1240 1987">
          <text:p/>
        </draw:connector>
        <draw:connector draw:style-name="gr4" draw:text-style-name="P2" draw:layer="layout" draw:type="line" svg:x1="12.735cm" svg:y1="8.42cm" svg:x2="10.765cm" svg:y2="10.407cm" draw:start-shape="id6" draw:start-glue-point="2" draw:end-shape="id5" draw:end-glue-point="0" svg:d="m12735 8420-1970 1987">
          <text:p/>
        </draw:connector>
        <draw:connector draw:style-name="gr4" draw:text-style-name="P2" draw:layer="layout" draw:type="line" svg:x1="16.157cm" svg:y1="8.42cm" svg:x2="17.997cm" svg:y2="10.407cm" draw:start-shape="id7" draw:start-glue-point="2" draw:end-shape="id8" draw:end-glue-point="0" svg:d="m16157 8420 1840 1987">
          <text:p/>
        </draw:connector>
        <draw:connector draw:style-name="gr4" draw:text-style-name="P2" draw:layer="layout" draw:type="line" svg:x1="19.402cm" svg:y1="8.42cm" svg:x2="17.997cm" svg:y2="10.407cm" draw:start-shape="id9" draw:start-glue-point="2" draw:end-shape="id8" draw:end-glue-point="0" svg:d="m19402 8420-1405 1987">
          <text:p/>
        </draw:connector>
        <draw:connector draw:style-name="gr4" draw:text-style-name="P2" draw:layer="layout" draw:type="line" svg:x1="22.877cm" svg:y1="8.42cm" svg:x2="24.353cm" svg:y2="10.407cm" draw:start-shape="id10" draw:start-glue-point="2" draw:end-shape="id11" draw:end-glue-point="0" svg:d="m22877 8420 1476 1987">
          <text:p/>
        </draw:connector>
        <draw:connector draw:style-name="gr4" draw:text-style-name="P2" draw:layer="layout" draw:type="line" svg:x1="26.352cm" svg:y1="8.42cm" svg:x2="24.353cm" svg:y2="10.407cm" draw:start-shape="id12" draw:start-glue-point="2" draw:end-shape="id11" draw:end-glue-point="0" svg:d="m26352 8420-1999 1987">
          <text:p/>
        </draw:connector>
        <draw:connector draw:style-name="gr4" draw:text-style-name="P2" draw:layer="layout" draw:type="line" svg:x1="4.78cm" svg:y1="11.677cm" svg:x2="7.655cm" svg:y2="13.499cm" draw:start-shape="id2" draw:start-glue-point="2" draw:end-shape="id13" draw:end-glue-point="0" svg:d="m4780 11677 2875 1822">
          <text:p/>
        </draw:connector>
        <draw:connector draw:style-name="gr4" draw:text-style-name="P2" draw:layer="layout" draw:type="line" svg:x1="10.765cm" svg:y1="11.677cm" svg:x2="7.655cm" svg:y2="13.499cm" draw:start-shape="id5" draw:start-glue-point="2" draw:end-shape="id13" draw:end-glue-point="0" svg:d="m10765 11677-3110 1822">
          <text:p/>
        </draw:connector>
        <draw:connector draw:style-name="gr4" draw:text-style-name="P2" draw:layer="layout" draw:type="line" svg:x1="17.997cm" svg:y1="11.677cm" svg:x2="21.142cm" svg:y2="13.499cm" draw:start-shape="id8" draw:start-glue-point="2" draw:end-shape="id14" draw:end-glue-point="0" svg:d="m17997 11677 3145 1822">
          <text:p/>
        </draw:connector>
        <draw:connector draw:style-name="gr4" draw:text-style-name="P2" draw:layer="layout" draw:type="line" svg:x1="24.353cm" svg:y1="11.677cm" svg:x2="21.142cm" svg:y2="13.499cm" draw:start-shape="id11" draw:start-glue-point="2" draw:end-shape="id14" draw:end-glue-point="0" svg:d="m24353 11677-3211 1822">
          <text:p/>
        </draw:connector>
        <draw:connector draw:style-name="gr4" draw:text-style-name="P2" draw:layer="layout" draw:type="line" svg:x1="7.655cm" svg:y1="14.769cm" svg:x2="14.417cm" svg:y2="16.64cm" draw:start-shape="id13" draw:start-glue-point="2" draw:end-shape="id15" draw:end-glue-point="0" svg:d="m7655 14769 6762 1871">
          <text:p/>
        </draw:connector>
        <draw:connector draw:style-name="gr4" draw:text-style-name="P2" draw:layer="layout" draw:type="line" svg:x1="21.142cm" svg:y1="14.769cm" svg:x2="14.417cm" svg:y2="16.64cm" draw:start-shape="id14" draw:start-glue-point="2" draw:end-shape="id15" draw:end-glue-point="0" svg:d="m21142 14769-6725 1871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1: solutions #2 (7pts)</text:p>
          </draw:text-box>
        </draw:frame>
        <draw:frame presentation:style-name="pr5" draw:layer="layout" svg:width="25.958cm" svg:height="15.966cm" svg:x="1.072cm" svg:y="3.039cm" presentation:class="outline" presentation:user-transformed="true">
          <draw:text-box>
            <text:list text:style-name="L2">
              <text:list-item>
                <text:p>We want to show <text:span text:style-name="T20">∃</text:span><text:span text:style-name="T21"> </text:span><text:span text:style-name="T22">n</text:span><text:span text:style-name="T23">0</text:span><text:span text:style-name="T24">, c</text:span><text:span text:style-name="T23">1</text:span><text:span text:style-name="T24">, c</text:span><text:span text:style-name="T23">2</text:span><text:span text:style-name="T25"> &gt; 0: </text:span><text:span text:style-name="T26">∀</text:span><text:span text:style-name="T27"> </text:span><text:span text:style-name="T24">n&gt;n</text:span><text:span text:style-name="T23">0</text:span><text:span text:style-name="T25">,</text:span></text:p>
                <text:list>
                  <text:list-item>
                    <text:p><text:span text:style-name="T25">0 ≤ </text:span><text:span text:style-name="T24">c</text:span><text:span text:style-name="T23">1</text:span><text:span text:style-name="T24">n</text:span><text:span text:style-name="T28">2</text:span><text:span text:style-name="T25"> ≤ </text:span><text:span text:style-name="T24">n</text:span><text:span text:style-name="T28">2</text:span><text:span text:style-name="T24"> + 2n lg n</text:span><text:span text:style-name="T25"> ≤ </text:span><text:span text:style-name="T24">c</text:span><text:span text:style-name="T23">2</text:span><text:span text:style-name="T24">n</text:span><text:span text:style-name="T28">2</text:span></text:p>
                  </text:list-item>
                </text:list>
              </text:list-item>
              <text:list-item>
                <text:p><text:span text:style-name="T25">We do this by showing </text:span><text:span text:style-name="T29">0</text:span><text:span text:style-name="T24">n</text:span><text:span text:style-name="T28">2</text:span><text:span text:style-name="T25"> ≤ </text:span><text:span text:style-name="T24">2n lg n </text:span><text:span text:style-name="T25">≤ </text:span><text:span text:style-name="T29">1</text:span><text:span text:style-name="T24">n</text:span><text:span text:style-name="T28">2</text:span><text:span text:style-name="T25">:</text:span></text:p>
                <text:list>
                  <text:list-item>
                    <text:p><text:span text:style-name="T25">if n&gt;</text:span><text:span text:style-name="T24">1</text:span><text:span text:style-name="T25">, then </text:span><text:span text:style-name="T29">0</text:span><text:span text:style-name="T25"> ≤ </text:span><text:span text:style-name="T24">2n lg n</text:span><text:span text:style-name="T25">.</text:span></text:p>
                  </text:list-item>
                  <text:list-item>
                    <text:p><text:span text:style-name="T25">if n&gt;</text:span><text:span text:style-name="T24">5</text:span><text:span text:style-name="T25">, then </text:span><text:span text:style-name="T24">n</text:span><text:span text:style-name="T28">2</text:span><text:span text:style-name="T25"> ≤ </text:span><text:span text:style-name="T24">2</text:span><text:span text:style-name="T28">n</text:span><text:span text:style-name="T30"><text:line-break/></text:span><text:span text:style-name="T25">⇒ </text:span><text:span text:style-name="T24">lg(n</text:span><text:span text:style-name="T28">2</text:span><text:span text:style-name="T24">)</text:span><text:span text:style-name="T25"> ≤ </text:span><text:span text:style-name="T24">n</text:span><text:span text:style-name="T25"><text:line-break/></text:span><text:span text:style-name="T25">⇒ </text:span><text:span text:style-name="T24">2lg n</text:span><text:span text:style-name="T25"> ≤ </text:span><text:span text:style-name="T24">n</text:span><text:span text:style-name="T25"><text:line-break/></text:span><text:span text:style-name="T25">⇒ </text:span><text:span text:style-name="T24">2n lg n</text:span><text:span text:style-name="T25"> ≤ </text:span><text:span text:style-name="T24">n</text:span><text:span text:style-name="T28">2</text:span><text:span text:style-name="T25">.</text:span></text:p>
                  </text:list-item>
                </text:list>
              </text:list-item>
              <text:list-item>
                <text:p><text:span text:style-name="T25">Thus, with n</text:span><text:span text:style-name="T31">0</text:span><text:span text:style-name="T25">=</text:span><text:span text:style-name="T29">5</text:span><text:span text:style-name="T25">, c</text:span><text:span text:style-name="T31">1</text:span><text:span text:style-name="T25">=</text:span><text:span text:style-name="T29">1</text:span><text:span text:style-name="T25">, c</text:span><text:span text:style-name="T31">2</text:span><text:span text:style-name="T25">=</text:span><text:span text:style-name="T29">2</text:span><text:span text:style-name="T25">, we have: </text:span><text:span text:style-name="T26">∀</text:span><text:span text:style-name="T27"> </text:span><text:span text:style-name="T25">n&gt;</text:span><text:span text:style-name="T29">5</text:span><text:span text:style-name="T25">,</text:span></text:p>
                <text:list>
                  <text:list-item>
                    <text:p><text:span text:style-name="T25">0 ≤ </text:span><text:span text:style-name="T29">1</text:span><text:span text:style-name="T24">n</text:span><text:span text:style-name="T28">2</text:span><text:span text:style-name="T25"> ≤ </text:span><text:span text:style-name="T24">n</text:span><text:span text:style-name="T28">2</text:span><text:span text:style-name="T24"> + 2n lg n</text:span><text:span text:style-name="T25"> ≤ </text:span><text:span text:style-name="T29">2</text:span><text:span text:style-name="T24">n</text:span><text:span text:style-name="T28">2</text:span><text:span text:style-name="T25">.</text:span></text:p>
                  </text:list-item>
                </text:list>
              </text:list-item>
              <text:list-item>
                <text:p><text:span text:style-name="T25">Hence </text:span><text:span text:style-name="T24">n</text:span><text:span text:style-name="T28">2</text:span><text:span text:style-name="T24"> + 2n lg n</text:span><text:span text:style-name="T25"> </text:span><text:span text:style-name="T26">∊</text:span><text:span text:style-name="T27"> </text:span><text:span text:style-name="T32">Θ</text:span><text:span text:style-name="T33">(n</text:span><text:span text:style-name="T34">2</text:span><text:span text:style-name="T33">)</text:span><text:span text:style-name="T27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1: solutions #3 (8 pts)</text:p>
          </draw:text-box>
        </draw:frame>
        <draw:frame presentation:style-name="pr5" draw:layer="layout" svg:width="25.958cm" svg:height="16.326cm" svg:x="1.072cm" svg:y="3.039cm" presentation:class="outline" presentation:user-transformed="true">
          <draw:text-box>
            <text:list text:style-name="L2">
              <text:list-item>
                <text:p>Many possible choices here; one technique is to ensure that <text:span text:style-name="T22">f</text:span> and <text:span text:style-name="T22">g</text:span> <text:span text:style-name="T35">take turns</text:span> touching <text:span text:style-name="T35">zero</text:span>:</text:p>
                <text:list>
                  <text:list-item>
                    <text:p>e.g., f(n) = <text:span text:style-name="T22">n(1 + (-1)</text:span><text:span text:style-name="T28">n</text:span><text:span text:style-name="T24">)</text:span><text:span text:style-name="T25">, g(n) = </text:span><text:span text:style-name="T24">n(1 – (-1)</text:span><text:span text:style-name="T28">n</text:span><text:span text:style-name="T24">)</text:span><text:span text:style-name="T25">.</text:span></text:p>
                  </text:list-item>
                  <text:list-item>
                    <text:p><text:span text:style-name="T25">Both </text:span><text:span text:style-name="T24">f</text:span><text:span text:style-name="T25"> and </text:span><text:span text:style-name="T24">g</text:span><text:span text:style-name="T25"> are in </text:span><text:span text:style-name="T29">O(n)</text:span><text:span text:style-name="T25">, but</text:span></text:p>
                  </text:list-item>
                  <text:list-item>
                    <text:p><text:span text:style-name="T25">When </text:span><text:span text:style-name="T24">n</text:span><text:span text:style-name="T25"> is </text:span><text:span text:style-name="T29">odd</text:span><text:span text:style-name="T25">, f(n)=</text:span><text:span text:style-name="T24">0</text:span><text:span text:style-name="T25">, and g(n)=</text:span><text:span text:style-name="T24">2n</text:span></text:p>
                  </text:list-item>
                  <text:list-item>
                    <text:p><text:span text:style-name="T25">When </text:span><text:span text:style-name="T24">n</text:span><text:span text:style-name="T25"> is even, f(n)=</text:span><text:span text:style-name="T24">2n</text:span><text:span text:style-name="T25">, and g(n)=</text:span><text:span text:style-name="T24">0</text:span><text:span text:style-name="T25">.</text:span></text:p>
                  </text:list-item>
                </text:list>
              </text:list-item>
              <text:list-item>
                <text:p><text:span text:style-name="T25">So for </text:span><text:span text:style-name="T29">any</text:span><text:span text:style-name="T25"> </text:span><text:span text:style-name="T24">n</text:span><text:span text:style-name="T23">0</text:span><text:span text:style-name="T24">, c</text:span><text:span text:style-name="T25"> &gt;0:</text:span></text:p>
                <text:list>
                  <text:list-item>
                    <text:p><text:span text:style-name="T25">Any </text:span><text:span text:style-name="T29">odd</text:span><text:span text:style-name="T25"> </text:span><text:span text:style-name="T24">n&gt;n</text:span><text:span text:style-name="T23">0</text:span><text:span text:style-name="T25"> will have </text:span><text:span text:style-name="T24">g(n)</text:span><text:span text:style-name="T25"> = </text:span><text:span text:style-name="T24">2n</text:span><text:span text:style-name="T25"> &gt; </text:span><text:span text:style-name="T24">0</text:span><text:span text:style-name="T25"> = </text:span><text:span text:style-name="T24">cf(n)</text:span><text:span text:style-name="T25">,</text:span></text:p>
                    <text:list>
                      <text:list-item>
                        <text:p><text:span text:style-name="T25">(And thus </text:span><text:span text:style-name="T29">g </text:span><text:span text:style-name="T36">∉</text:span><text:span text:style-name="T29"> O(f)</text:span><text:span text:style-name="T25">)</text:span></text:p>
                      </text:list-item>
                    </text:list>
                  </text:list-item>
                  <text:list-item>
                    <text:p><text:span text:style-name="T25">Any </text:span><text:span text:style-name="T29">even</text:span><text:span text:style-name="T25"> </text:span><text:span text:style-name="T24">n&gt;n</text:span><text:span text:style-name="T23">0</text:span><text:span text:style-name="T25"> will have </text:span><text:span text:style-name="T24">f(n)</text:span><text:span text:style-name="T25"> = </text:span><text:span text:style-name="T24">2n</text:span><text:span text:style-name="T25"> &gt; </text:span><text:span text:style-name="T24">0</text:span><text:span text:style-name="T25"> = </text:span><text:span text:style-name="T24">cg(n)</text:span><text:span text:style-name="T25">,</text:span></text:p>
                    <text:list>
                      <text:list-item>
                        <text:p><text:span text:style-name="T25">(And thus </text:span><text:span text:style-name="T29">f </text:span><text:span text:style-name="T36">∉</text:span><text:span text:style-name="T29"> O(g)</text:span><text:span text:style-name="T25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1: solutions #4 (7pts)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5">Master method</text:span> case <text:span text:style-name="T35">1</text:span> (according to textbook):</text:p>
                <text:list>
                  <text:list-item>
                    <text:p>f(n) = <text:span text:style-name="T22">lg(n</text:span><text:span text:style-name="T28">2</text:span><text:span text:style-name="T24">)</text:span><text:span text:style-name="T25"> = </text:span><text:span text:style-name="T24">2lg n</text:span></text:p>
                  </text:list-item>
                  <text:list-item>
                    <text:p><text:span text:style-name="T37">Θ</text:span><text:span text:style-name="T38">(</text:span><text:span text:style-name="T33"> </text:span><text:span text:style-name="T24">n</text:span><text:span text:style-name="T28">log_b(a) - </text:span><text:span text:style-name="T39">ε</text:span><text:span text:style-name="T30"> </text:span><text:span text:style-name="T25">) = </text:span><text:span text:style-name="T37">Θ</text:span><text:span text:style-name="T38">(</text:span><text:span text:style-name="T33"> </text:span><text:span text:style-name="T24">n</text:span><text:span text:style-name="T28">log_3(2) - </text:span><text:span text:style-name="T39">ε</text:span><text:span text:style-name="T30"> </text:span><text:span text:style-name="T25">).</text:span></text:p>
                    <text:list>
                      <text:list-item>
                        <text:p><text:span text:style-name="T25">For any </text:span><text:span text:style-name="T32">ε</text:span><text:span text:style-name="T39"> </text:span><text:span text:style-name="T24">&lt; log</text:span><text:span text:style-name="T23">3</text:span><text:span text:style-name="T24">(2)</text:span><text:span text:style-name="T25"> (e.g., </text:span><text:span text:style-name="T26">ε</text:span><text:span text:style-name="T40"> </text:span><text:span text:style-name="T25">=</text:span><text:span text:style-name="T29">0.5</text:span><text:span text:style-name="T25">),</text:span><text:span text:style-name="T25"><text:line-break/></text:span><text:span text:style-name="T25">this is still a polynomial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Any </text:span><text:span text:style-name="T29">polylog</text:span><text:span text:style-name="T25"> is slower than any </text:span><text:span text:style-name="T29">polynomial</text:span><text:span text:style-name="T25">:</text:span></text:p>
                <text:list>
                  <text:list-item>
                    <text:p><text:span text:style-name="T26">∀</text:span><text:span text:style-name="T27"> </text:span><text:span text:style-name="T25">a, b&gt;0, </text:span><text:span text:style-name="T24">lg</text:span><text:span text:style-name="T28">b</text:span><text:span text:style-name="T24"> n</text:span><text:span text:style-name="T25"> = o( </text:span><text:span text:style-name="T24">n</text:span><text:span text:style-name="T28">a</text:span><text:span text:style-name="T25"> ) </text:span><text:span text:style-name="T41">(see p.57)</text:span></text:p>
                  </text:list-item>
                </text:list>
              </text:list-item>
              <text:list-item>
                <text:p><text:span text:style-name="T25">Hence </text:span><text:span text:style-name="T24">2lg n</text:span><text:span text:style-name="T25"> </text:span><text:span text:style-name="T26">∊</text:span><text:span text:style-name="T25"> </text:span><text:span text:style-name="T29">o</text:span><text:span text:style-name="T25">( </text:span><text:span text:style-name="T24">n</text:span><text:span text:style-name="T28">log_3(2) - </text:span><text:span text:style-name="T39">ε</text:span><text:span text:style-name="T30"> </text:span><text:span text:style-name="T25">) </text:span><text:span text:style-name="T26">⊂</text:span><text:span text:style-name="T25"> </text:span><text:span text:style-name="T29">O</text:span><text:span text:style-name="T25">( </text:span><text:span text:style-name="T24">n</text:span><text:span text:style-name="T28">log_3(2) - </text:span><text:span text:style-name="T39">ε</text:span><text:span text:style-name="T30"> </text:span><text:span text:style-name="T25">),</text:span><text:span text:style-name="T25"><text:line-break/></text:span><text:span text:style-name="T25">so Case 1 applies.</text:span></text:p>
              </text:list-item>
              <text:list-item>
                <text:p><text:span text:style-name="T25">The solution is T(n) = </text:span><text:span text:style-name="T32">Θ</text:span><text:span text:style-name="T33">( </text:span><text:span text:style-name="T29">n</text:span><text:span text:style-name="T42">log_3(2)</text:span><text:span text:style-name="T28"> </text:span><text:span text:style-name="T24">)</text:span><text:span text:style-name="T25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1: solutions #5 (12 pts)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5">Recurrence</text:span>: T(n) = <text:span text:style-name="T22">T(n-1)</text:span> + <text:span text:style-name="T22">T(n-2)</text:span> +<text:span text:style-name="T22"> </text:span><text:span text:style-name="T43">Θ</text:span><text:span text:style-name="T22">(1)</text:span> for n&gt;2,<text:line-break/>and T(n) = <text:span text:style-name="T44">Θ</text:span>(1) for n≤2</text:p>
              </text:list-item>
              <text:list-item>
                <text:p>Solution: T(n) = <text:span text:style-name="T45">Θ</text:span><text:span text:style-name="T22">( Fib(n) )</text:span></text:p>
                <text:list>
                  <text:list-item>
                    <text:p>By Eq. 3.25, T(n) = <text:span text:style-name="T46">Θ</text:span><text:span text:style-name="T35">( |</text:span><text:span text:style-name="T47">φ</text:span><text:span text:style-name="T35">|</text:span><text:span text:style-name="T42">n</text:span><text:span text:style-name="T29"> )</text:span><text:span text:style-name="T25"> (exponential)</text:span></text:p>
                  </text:list-item>
                </text:list>
              </text:list-item>
              <text:list-item>
                <text:p><text:span text:style-name="T25">A </text:span><text:span text:style-name="T48">Θ</text:span><text:span text:style-name="T24">(n)</text:span><text:span text:style-name="T25"> solution:</text:span></text:p>
                <text:list>
                  <text:list-item>
                    <text:list>
                      <text:list-item>
                        <text:p><text:span text:style-name="T49">fib(n):</text:span></text:p>
                        <text:list>
                          <text:list-item>
                            <text:p><text:span text:style-name="T49">if n ≤ 2: return 1</text:span></text:p>
                          </text:list-item>
                          <text:list-item>
                            <text:p><text:span text:style-name="T49">(pa, gdpa) = (1, 1)</text:span></text:p>
                          </text:list-item>
                          <text:list-item>
                            <text:p><text:span text:style-name="T49">for i in 3 .. n:</text:span></text:p>
                            <text:list>
                              <text:list-item>
                                <text:p><text:span text:style-name="T49">cur = pa + gdpa</text:span></text:p>
                              </text:list-item>
                              <text:list-item>
                                <text:p><text:span text:style-name="T49">gdpa = pa</text:span></text:p>
                              </text:list-item>
                              <text:list-item>
                                <text:p><text:span text:style-name="T49">pa = cur</text:span></text:p>
                              </text:list-item>
                            </text:list>
                          </text:list-item>
                          <text:list-item>
                            <text:p><text:span text:style-name="T49">return cu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9.468cm" svg:height="3.859cm" svg:x="17.545cm" svg:y="11.723cm">
          <draw:text-box>
            <text:p><text:span text:style-name="T50">A </text:span><text:span text:style-name="T51">Θ</text:span><text:span text:style-name="T50">(1) solution:</text:span></text:p>
            <text:p><text:span text:style-name="T50">fib(n):</text:span></text:p>
            <text:p><text:span text:style-name="T50"><text:tab/></text:span><text:span text:style-name="T50">phi = (1+ sqrt(5))/2</text:span></text:p>
            <text:p><text:span text:style-name="T50"><text:tab/></text:span><text:span text:style-name="T50">return pow(phi, n)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139</meta:editing-cycles>
    <meta:editing-duration>P6DT14H27M15S</meta:editing-duration>
    <meta:initial-creator>sean ho</meta:initial-creator>
    <dc:date>2012-10-02T21:17:46</dc:date>
    <dc:creator>Sean Ho</dc:creator>
    <meta:document-statistic meta:object-count="2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